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1.809cm" table:align="margins" style:writing-mode="lr-tb"/>
    </style:style>
    <style:style style:name="Tableau1.A" style:family="table-column">
      <style:table-column-properties style:column-width="2.501cm" style:rel-column-width="13880*"/>
    </style:style>
    <style:style style:name="Tableau1.B" style:family="table-column">
      <style:table-column-properties style:column-width="9.308cm" style:rel-column-width="51655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-0.501cm" fo:margin-right="-0.501cm" fo:text-indent="0cm" style:auto-text-indent="false" fo:padding="0cm" fo:border-left="none" fo:border-right="none" fo:border-top="0.018cm solid #000000" fo:border-bottom="none">
        <style:tab-stops>
          <style:tab-stop style:position="1.501cm"/>
          <style:tab-stop style:position="17.004cm" style:type="right"/>
        </style:tab-stops>
      </style:paragraph-properties>
    </style:style>
    <style:style style:name="P2" style:family="paragraph" style:parent-style-name="Footer">
      <style:text-properties fo:language="en" fo:country="GB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text-properties style:font-name="Verdana" fo:font-weight="bold" style:font-weight-asian="bold"/>
    </style:style>
    <style:style style:name="P6" style:family="paragraph" style:parent-style-name="Standard">
      <style:paragraph-properties style:snap-to-layout-grid="false"/>
      <style:text-properties style:font-name="Verdana" fo:font-weight="bold" style:font-weight-asian="bold"/>
    </style:style>
    <style:style style:name="P7" style:family="paragraph" style:parent-style-name="Standard">
      <style:paragraph-properties fo:line-height="150%"/>
      <style:text-properties style:font-name="Verdana" fo:font-size="9pt" style:font-size-asian="9pt" style:font-size-complex="9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Verdana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Verdana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12" style:family="paragraph" style:parent-style-name="Date">
      <style:paragraph-properties fo:line-height="150%"/>
    </style:style>
    <style:style style:name="P13" style:family="paragraph" style:parent-style-name="Standard">
      <style:text-properties style:font-name="Verdana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weight="bold" style:font-weight-asian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Verdana" fo:font-size="9pt" style:font-size-asian="9pt" style:font-size-complex="9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3pt" style:font-size-asian="13pt" style:font-size-complex="13pt"/>
    </style:style>
    <style:style style:name="P1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Verdana" fo:font-weight="bold" style:font-weight-asian="bold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-0.493cm" fo:text-indent="0cm" style:writing-mode="lr-tb"/>
    </style:style>
    <style:style style:name="P21" style:family="paragraph">
      <style:paragraph-properties fo:margin-left="0cm" fo:margin-right="-0.493cm" fo:text-align="center" fo:text-indent="0cm" style:writing-mode="lr-tb"/>
    </style:style>
    <style:style style:name="P22" style:family="paragraph">
      <style:paragraph-properties fo:margin-left="0cm" fo:margin-right="-0.491cm" fo:text-align="center" fo:text-indent="0cm" style:writing-mode="lr-tb"/>
    </style:style>
    <style:style style:name="T1" style:family="text">
      <style:text-properties fo:font-size="6pt" fo:language="en" fo:country="GB" style:font-size-asian="6pt"/>
    </style:style>
    <style:style style:name="T2" style:family="text">
      <style:text-properties fo:font-variant="small-caps" fo:font-size="8pt" fo:language="en" fo:country="GB" style:font-size-asian="8pt"/>
    </style:style>
    <style:style style:name="T3" style:family="text">
      <style:text-properties fo:font-variant="small-caps" fo:font-size="8pt" style:font-size-asian="8pt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bold" style:font-size-asian="9pt" style:font-weight-asian="bold" style:font-size-complex="9pt"/>
    </style:style>
    <style:style style:name="T6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7" style:family="text">
      <style:text-properties style:font-name="Verdana" fo:font-weight="bold" style:font-weight-asian="bold"/>
    </style:style>
    <style:style style:name="T8" style:family="text">
      <style:text-properties style:font-name="Verdana" fo:language="en" fo:country="GB" fo:font-weight="bold" style:font-weight-asian="bold"/>
    </style:style>
    <style:style style:name="T9" style:family="text">
      <style:text-properties style:font-name="Verdana" style:font-size-complex="9pt"/>
    </style:style>
    <style:style style:name="T10" style:family="text">
      <style:text-properties style:text-line-through-style="solid" style:font-name="Verdana" fo:language="en" fo:country="GB" fo:font-weight="bold" style:font-weight-asian="bold"/>
    </style:style>
    <style:style style:name="T11" style:family="text">
      <style:text-properties style:use-window-font-color="true" style:font-name="Verdana" fo:font-size="10pt" fo:language="fr" fo:country="FR" style:font-name-asian="Times New Roman" style:font-size-asian="10pt" style:font-name-complex="Arial" style:font-size-complex="11pt" style:language-complex="ar" style:country-complex="SA"/>
    </style:style>
    <style:style style:name="T12" style:family="text">
      <style:text-properties style:use-window-font-color="true" style:font-name="Verdana" fo:font-size="10pt" fo:language="fr" fo:country="FR" fo:font-weight="bold" style:font-name-asian="Times New Roman" style:font-size-asian="10pt" style:font-weight-asian="bold" style:font-name-complex="Arial" style:font-size-complex="11pt" style:language-complex="ar" style:country-complex="SA"/>
    </style:style>
    <style:style style:name="T13" style:family="text">
      <style:text-properties style:use-window-font-color="true" style:font-name="Verdana" fo:font-size="10pt" fo:language="en" fo:country="GB" fo:font-weight="bold" style:font-name-asian="Times New Roman" style:font-size-asian="10pt" style:font-weight-asian="bold" style:font-name-complex="Arial" style:font-size-complex="11pt" style:language-complex="ar" style:country-complex="SA"/>
    </style:style>
    <style:style style:name="fr1" style:family="graphic" style:parent-style-name="Frame">
      <style:graphic-properties fo:margin-left="0.249cm" fo:margin-right="0cm"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wrap" draw:shadow="hidden" style:run-through="foregroun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6248176">
          <text:insertion>
            <office:change-info>
              <dc:creator>MAGoffin</dc:creator>
              <dc:date>2009-03-19T10:54:00</dc:date>
            </office:change-info>
          </text:insertion>
        </text:changed-region>
        <text:changed-region text:id="ct166243472">
          <text:insertion>
            <office:change-info>
              <dc:creator>MAGoffin</dc:creator>
              <dc:date>2009-03-03T13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TRAIT <text:s/>du <text:s/>REGISTRE <text:s/>aux <text:s/>DELIBERATIONS <text:s/>du <text:s/>CONSEIL COMMUNAL</text:p>
      <text:p text:style-name="P4"/>
      <text:p text:style-name="P4"/>
      <text:p text:style-name="P14">SEANCE DU <text:s text:c="2"/>26 <text:s/>MARS <text:s/>2009</text:p>
      <text:p text:style-name="P5"><draw:g text:anchor-type="char" draw:z-index="1" draw:style-name="gr1"><draw:rect draw:style-name="gr2" draw:text-style-name="P18" svg:width="4.021cm" svg:height="5.714cm" svg:x="0.321cm" svg:y="0.018cm"><text:p/></draw:rect><draw:frame draw:style-name="gr3" draw:text-style-name="P19" svg:width="3.809cm" svg:height="5.714cm" svg:x="0.319cm" svg:y="0.016cm"><draw:text-box><text:p text:style-name="P19"><text:span text:style-name="T11">Province de</text:span></text:p><text:p text:style-name="P19"><text:span text:style-name="T12">N A M U R</text:span></text:p><text:p text:style-name="P20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_</text:span><text:span text:style-name="T12">_</text:span><text:span text:style-name="T12">_</text:span><text:span text:style-name="T12">_</text:span><text:span text:style-name="T12">_</text:span></text:p><text:p text:style-name="P20"><text:span text:style-name="T12"/></text:p><text:p text:style-name="P19"><text:span text:style-name="T11">Arrondissement <text:s/>de</text:span></text:p><text:p text:style-name="P19"><text:span text:style-name="T13">N A M U R</text:span></text:p><text:p text:style-name="P20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_</text:span><text:span text:style-name="T12">_</text:span><text:span text:style-name="T12">_</text:span><text:span text:style-name="T12">_</text:span><text:span text:style-name="T12">_</text:span></text:p><text:p text:style-name="P21"><text:span text:style-name="T12"/></text:p><text:p text:style-name="P22"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e</text:span><text:span text:style-name="T12"> </text:span><text:span text:style-name="T12">d</text:span><text:span text:style-name="T12">e</text:span></text:p><text:p text:style-name="P19"><text:span text:style-name="T12">LA BRUYERE</text:span></text:p></draw:text-box></draw:frame></draw:g></text:p>
      <text:p text:style-name="P4"/>
      <text:p text:style-name="P4"><draw:frame draw:style-name="fr1" draw:name="Cadre1" text:anchor-type="paragraph" svg:y="0.307cm" svg:width="11.809cm" draw:z-index="0"><draw:text-box fo:min-height="0.37cm"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6">Présents :</text:p></table:table-cell><table:table-cell table:style-name="Tableau1.A1" office:value-type="string"><text:p text:style-name="P10"><text:span text:style-name="T7">Mr. R</text:span><text:span text:style-name="T8">. CAPPE </text:span><text:span text:style-name="T7">Bourgmestre-Président</text:span></text:p></table:table-cell></table:table-row><table:table-row table:style-name="Tableau1.1"><table:table-cell table:style-name="Tableau1.A1" office:value-type="string"><text:p text:style-name="P6"/></table:table-cell><table:table-cell table:style-name="Tableau1.A1" office:value-type="string"><text:p text:style-name="P10"><text:span text:style-name="T8">MM. O. NYSSEN, R. MASSON, </text:span><text:span text:style-name="T10">B. ALLARD</text:span><text:span text:style-name="T8">, L. FRERE, Echevins</text:span></text:p></table:table-cell></table:table-row><table:table-row table:style-name="Tableau1.1"><table:table-cell table:style-name="Tableau1.A1" office:value-type="string"><text:p text:style-name="P6"/></table:table-cell><table:table-cell table:style-name="Tableau1.A1" office:value-type="string"><text:p text:style-name="P6">C. TOUSSAINT, Présidente du CPAS</text:p></table:table-cell></table:table-row><table:table-row table:style-name="Tableau1.1"><table:table-cell table:style-name="Tableau1.A1" office:value-type="string"><text:p text:style-name="P6"/></table:table-cell><table:table-cell table:style-name="Tableau1.A1" office:value-type="string"><text:p text:style-name="P6">M-C. DETRY, G. JANQUART, D. MALOTAUX, </text:p><text:p text:style-name="P5">G. SEVRIN, G. CHARLOT, V. MARCHAL, </text:p><text:p text:style-name="P5">R. ROLAND, T. CHAPELLE, G. HERBINT, <text:s/></text:p><text:p text:style-name="Standard"><text:span text:style-name="T7">A. JOINE, Y. MOUSSEBOIS, B. RADART</text:span><text:span text:style-name="T8">, </text:span></text:p><text:p text:style-name="P5">J-M. TOUSSAINT, P. SOUTMANS, Conseillers,</text:p></table:table-cell></table:table-row><table:table-row table:style-name="Tableau1.1"><table:table-cell table:style-name="Tableau1.A1" office:value-type="string"><text:p text:style-name="P6"/></table:table-cell><table:table-cell table:style-name="Tableau1.A1" office:value-type="string"><text:p text:style-name="P10"><text:span text:style-name="T7">Y. GROIGNET, Secrétaire Communal</text:span><text:span text:style-name="T9"> <text:s text:c="15"/></text:span></text:p></table:table-cell></table:table-row></table:table></draw:text-box></draw:frame><text:change-start text:change-id="ct166248176"/><text:tab/><text:change-end text:change-id="ct166248176"/></text:p>
      <text:p text:style-name="P5"/>
      <text:p text:style-name="P5"><text:change-start text:change-id="ct166243472"/></text:p>
      <text:p text:style-name="P17"><text:change-end text:change-id="ct166243472"/>Objet : </text:p>
      <text:p text:style-name="P4"/>
      <text:p text:style-name="P7">Le Conseil communal,</text:p>
      <text:p text:style-name="P7"/>
      <text:p text:style-name="P8">Vu le Code de la Démocratie Locale et de la Décentralisation, notamment l’article L1122-30 ;</text:p>
      <text:p text:style-name="P8"/>
      <text:p text:style-name="P8">...............</text:p>
      <text:p text:style-name="P8">...............</text:p>
      <text:p text:style-name="P8"/>
      <text:p text:style-name="P3"><text:span text:style-name="T4">Sur proposition du Collège Communal réuni en séance le ....</text:span><text:span text:style-name="T5"> </text:span><text:span text:style-name="T4">;</text:span></text:p>
      <text:p text:style-name="P8"/>
      <text:p text:style-name="P8">Après en avoir délibéré ;</text:p>
      <text:p text:style-name="P3"><text:span text:style-name="T5">DECIDE par ... voix pour, ...voix contre, ... abstentions, OU à l’unanimité</text:span><text:span text:style-name="T4"> :</text:span></text:p>
      <text:p text:style-name="P3"><text:span text:style-name="T6">Article 1</text:span><text:span text:style-name="T4"> : </text:span></text:p>
      <text:p text:style-name="P11"/>
      <text:p text:style-name="P3"><text:span text:style-name="T6">Article 2</text:span><text:span text:style-name="T4"> : </text:span></text:p>
      <text:p text:style-name="P8"/>
      <text:p text:style-name="P3"><text:span text:style-name="T6">Article 3</text:span><text:span text:style-name="T4"> : <text:s/></text:span></text:p>
      <text:p text:style-name="P8"/>
      <text:p text:style-name="P9">Fait en séance susmentionnée,</text:p>
      <text:p text:style-name="P9">Par le Conseil,</text:p>
      <text:p text:style-name="P4"/>
      <text:p text:style-name="P4">Le Secrétaire, (s)<text:tab/><text:tab/><text:tab/><text:tab/><text:tab/><text:tab/><text:tab/><text:tab/>Le Président, (s)</text:p>
      <text:p text:style-name="P4">Y. GROIGNET<text:tab/><text:tab/><text:tab/><text:tab/><text:tab/><text:tab/><text:tab/><text:tab/> <text:s text:c="11"/>R. CAPPE</text:p>
      <text:p text:style-name="P4"/>
      <text:p text:style-name="P9">Pour extrait conforme,</text:p>
      <text:p text:style-name="P4">Le Secrétaire,<text:tab/><text:tab/><text:tab/><text:tab/><text:tab/><text:tab/><text:tab/><text:tab/><text:tab/>Le Bourgmestre,</text:p>
      <text:p text:style-name="P4"/>
      <text:p text:style-name="P4"/>
      <text:p text:style-name="P4"/>
      <text:p text:style-name="P4"/>
      <text:p text:style-name="P9">Y. GROIGNET<text:tab/><text:tab/><text:tab/><text:tab/><text:tab/><text:tab/><text:tab/><text:tab/> <text:s text:c="11"/>R. CAPPE</text:p>
      <text:p text:style-name="P12"/>
      <text:p text:style-name="Date"/>
      <text:p text:style-name="Dat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1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rebuchet MS" fo:font-size="10pt" fo:language="fr" fo:country="FR" style:font-name-asian="Times New Roman" style:font-size-asian="10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82cm" fo:text-align="justify" style:justify-single-word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423cm" fo:margin-bottom="0.212cm" fo:text-indent="0cm" style:auto-text-indent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282cm" fo:margin-bottom="0.212cm" fo:text-indent="0cm" style:auto-text-indent="false" fo:keep-with-next="always"/>
      <style:text-properties fo:font-size="13pt" fo:font-style="italic" fo:font-weight="bold" style:letter-kerning="true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212cm" fo:margin-bottom="0.141cm" fo:text-indent="0cm" style:auto-text-indent="false" fo:keep-with-next="always"/>
      <style:text-properties fo:font-size="12pt" fo:font-weight="bold" style:letter-kerning="true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212cm" fo:margin-bottom="0.141cm" fo:text-indent="0cm" style:auto-text-indent="false" fo:keep-with-next="always"/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.635cm" fo:margin-bottom="0.282cm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cm" fo:margin-bottom="0.423cm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" style:family="paragraph" style:parent-style-name="Standard" style:class="extra">
      <style:text-properties style:font-size-complex="10pt"/>
    </style:style>
    <style:style style:name="Commentaire" style:family="paragraph" style:parent-style-name="Standard">
      <style:text-properties style:font-size-complex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Date" style:family="paragraph" style:parent-style-name="Standard" style:next-style-name="Standard">
      <style:text-properties style:font-name="Times New Roman" fo:font-size="12pt" fo:language="fr" fo:country="BE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Police_20_par_20_défaut" style:display-name="Police par défaut" style:family="text"/>
    <style:style style:name="evidence1" style:family="text" style:parent-style-name="Police_20_par_20_défaut">
      <style:text-properties fo:color="#6880b0"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-0.501cm" fo:margin-right="-0.501cm" fo:text-indent="0cm" style:auto-text-indent="false" fo:padding="0cm" fo:border-left="none" fo:border-right="none" fo:border-top="0.018cm solid #000000" fo:border-bottom="none">
        <style:tab-stops>
          <style:tab-stop style:position="1.501cm"/>
          <style:tab-stop style:position="17.004cm" style:type="right"/>
        </style:tab-stops>
      </style:paragraph-properties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fo:font-size="6pt" fo:language="en" fo:country="GB" style:font-size-asian="6pt"/>
    </style:style>
    <style:style style:name="MT2" style:family="text">
      <style:text-properties fo:font-variant="small-caps" fo:font-size="8pt" fo:language="en" fo:country="GB" style:font-size-asian="8pt"/>
    </style:style>
    <style:style style:name="MT3" style:family="text">
      <style:text-properties fo:font-variant="small-caps" fo:font-size="8pt" style:font-size-asian="8pt"/>
    </style:style>
    <style:page-layout style:name="Mpm1">
      <style:page-layout-properties fo:page-width="20.999cm" fo:page-height="29.699cm" style:num-format="1" style:print-orientation="portrait" fo:margin-top="1cm" fo:margin-bottom="0.139cm" fo:margin-left="2.501cm" fo:margin-right="2.50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text:span text:style-name="MT2">Page </text:span><text:span text:style-name="MT3"><text:page-number text:select-page="current">2</text:page-number></text:span><text:span text:style-name="MT2">/</text:span><text:span text:style-name="MT3"><text:page-count style:num-format="1">2</text:page-count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e Conseil communal,</dc:title>
    <meta:initial-creator>B.E.P.</meta:initial-creator>
    <meta:creation-date>2009-03-03T13:22:00</meta:creation-date>
    <dc:creator>Marie-Aude Goffin</dc:creator>
    <dc:date>2009-06-30T10:07:59</dc:date>
    <meta:print-date>2009-04-02T16:24:00</meta:print-date>
    <meta:editing-cycles>63</meta:editing-cycles>
    <meta:editing-duration>PT14H39M20S</meta:editing-duration>
    <meta:document-statistic meta:table-count="1" meta:image-count="0" meta:object-count="0" meta:page-count="2" meta:paragraph-count="32" meta:word-count="157" meta:character-count="1041"/>
    <meta:user-defined meta:name="Info 1"/>
    <meta:user-defined meta:name="Info 2"/>
    <meta:user-defined meta:name="Info 3"/>
    <meta:user-defined meta:name="Info 4"/>
  </office:meta>
</office:document-meta>
</file>